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HK" svg:font-family="'AR PL UMing H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c96da" officeooo:paragraph-rsid="001c96da"/>
    </style:style>
    <style:style style:name="P2" style:family="paragraph" style:parent-style-name="Standard">
      <style:text-properties officeooo:rsid="001df9ed" officeooo:paragraph-rsid="001df9ed"/>
    </style:style>
    <style:style style:name="P3" style:family="paragraph" style:parent-style-name="Standard">
      <style:text-properties fo:font-weight="bold" officeooo:rsid="001c96da" officeooo:paragraph-rsid="001c96da" style:font-weight-asian="bold" style:font-weight-complex="bold"/>
    </style:style>
    <style:style style:name="P4" style:family="paragraph" style:parent-style-name="Standard">
      <style:text-properties fo:font-style="normal" fo:font-weight="bold" officeooo:rsid="002c4e18" officeooo:paragraph-rsid="002c4e18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fo:font-weight="bold" officeooo:rsid="001df9ed" officeooo:paragraph-rsid="001df9ed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normal" officeooo:rsid="002ac5dc" officeooo:paragraph-rsid="002ac5dc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2c4e18" officeooo:paragraph-rsid="002c4e18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449a82" officeooo:paragraph-rsid="00449a82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text-properties officeooo:rsid="001c96da" officeooo:paragraph-rsid="001c96da"/>
    </style:style>
    <style:style style:name="P10" style:family="paragraph" style:parent-style-name="Standard" style:list-style-name="L1">
      <style:text-properties officeooo:rsid="001df9ed" officeooo:paragraph-rsid="001df9ed"/>
    </style:style>
    <style:style style:name="P11" style:family="paragraph" style:parent-style-name="Standard" style:list-style-name="L1">
      <style:text-properties fo:font-style="normal" officeooo:rsid="001df9ed" officeooo:paragraph-rsid="001df9ed" style:font-style-asian="normal" style:font-style-complex="normal"/>
    </style:style>
    <style:style style:name="P12" style:family="paragraph" style:parent-style-name="Standard" style:list-style-name="L2">
      <style:text-properties fo:font-style="normal" fo:font-weight="normal" officeooo:rsid="002a73cf" officeooo:paragraph-rsid="002a73cf" style:font-style-asian="normal" style:font-weight-asian="normal" style:font-style-complex="normal" style:font-weight-complex="normal"/>
    </style:style>
    <style:style style:name="P13" style:family="paragraph" style:parent-style-name="Standard" style:list-style-name="L2">
      <style:text-properties fo:font-style="normal" fo:font-weight="normal" officeooo:rsid="0052e0dd" officeooo:paragraph-rsid="0052e0dd" style:font-style-asian="normal" style:font-weight-asian="normal" style:font-style-complex="normal" style:font-weight-complex="normal"/>
    </style:style>
    <style:style style:name="P14" style:family="paragraph" style:parent-style-name="Standard" style:list-style-name="L2">
      <style:text-properties fo:font-style="normal" fo:font-weight="normal" officeooo:rsid="002ac5dc" officeooo:paragraph-rsid="002ac5dc" style:font-style-asian="normal" style:font-weight-asian="normal" style:font-style-complex="normal" style:font-weight-complex="normal"/>
    </style:style>
    <style:style style:name="P15" style:family="paragraph" style:parent-style-name="Standard" style:list-style-name="L2">
      <style:text-properties fo:font-style="normal" fo:font-weight="normal" officeooo:rsid="004c0b04" officeooo:paragraph-rsid="004c0b04" style:font-style-asian="normal" style:font-weight-asian="normal" style:font-style-complex="normal" style:font-weight-complex="normal"/>
    </style:style>
    <style:style style:name="P16" style:family="paragraph" style:parent-style-name="Standard" style:list-style-name="L2">
      <style:text-properties fo:font-style="normal" fo:font-weight="normal" officeooo:rsid="00561940" officeooo:paragraph-rsid="00561940" style:font-style-asian="normal" style:font-weight-asian="normal" style:font-style-complex="normal" style:font-weight-complex="normal"/>
    </style:style>
    <style:style style:name="P17" style:family="paragraph" style:parent-style-name="Standard" style:list-style-name="L3">
      <style:text-properties fo:font-style="normal" fo:font-weight="normal" officeooo:rsid="004d02f8" officeooo:paragraph-rsid="004d02f8" style:font-style-asian="normal" style:font-weight-asian="normal" style:font-style-complex="normal" style:font-weight-complex="normal"/>
    </style:style>
    <style:style style:name="P18" style:family="paragraph" style:parent-style-name="Standard" style:list-style-name="L3">
      <style:text-properties fo:font-style="normal" fo:font-weight="normal" officeooo:rsid="0038c2bf" officeooo:paragraph-rsid="0038c2bf" style:font-style-asian="normal" style:font-weight-asian="normal" style:font-style-complex="normal" style:font-weight-complex="normal"/>
    </style:style>
    <style:style style:name="P19" style:family="paragraph" style:parent-style-name="Standard" style:list-style-name="L3">
      <style:text-properties fo:font-style="normal" fo:font-weight="normal" officeooo:rsid="0041cf52" officeooo:paragraph-rsid="0041cf52" style:font-style-asian="normal" style:font-weight-asian="normal" style:font-style-complex="normal" style:font-weight-complex="normal"/>
    </style:style>
    <style:style style:name="P20" style:family="paragraph" style:parent-style-name="Standard" style:list-style-name="L3">
      <style:text-properties fo:font-style="normal" fo:font-weight="normal" officeooo:rsid="00449a82" officeooo:paragraph-rsid="00449a82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5affd1" officeooo:paragraph-rsid="005affd1" style:font-style-asian="normal" style:font-weight-asian="normal" style:font-style-complex="normal" style:font-weight-complex="normal"/>
    </style:style>
    <style:style style:name="P22" style:family="paragraph" style:parent-style-name="Standard" style:list-style-name="L2">
      <style:text-properties fo:font-style="normal" fo:font-weight="normal" officeooo:rsid="005affd1" officeooo:paragraph-rsid="005affd1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bold" officeooo:rsid="0029a80e" officeooo:paragraph-rsid="0029a80e" style:font-style-asian="normal" style:font-weight-asian="bold" style:font-style-complex="normal" style:font-weight-complex="bold"/>
    </style:style>
    <style:style style:name="P24" style:family="paragraph" style:parent-style-name="Standard" style:list-style-name="L1">
      <style:text-properties officeooo:rsid="004f5bb5" officeooo:paragraph-rsid="004f5bb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ca7be" style:font-style-asian="normal" style:font-style-complex="normal"/>
    </style:style>
    <style:style style:name="T4" style:family="text">
      <style:text-properties fo:font-style="normal" officeooo:rsid="00274a97" style:font-style-asian="normal" style:font-style-complex="normal"/>
    </style:style>
    <style:style style:name="T5" style:family="text">
      <style:text-properties fo:font-style="normal" officeooo:rsid="003bef8b" style:font-style-asian="normal" style:font-style-complex="normal"/>
    </style:style>
    <style:style style:name="T6" style:family="text">
      <style:text-properties fo:font-style="normal" officeooo:rsid="0045cfc1" style:font-style-asian="normal" style:font-style-complex="normal"/>
    </style:style>
    <style:style style:name="T7" style:family="text">
      <style:text-properties fo:font-style="normal" officeooo:rsid="004dbb23" style:font-style-asian="normal" style:font-style-complex="normal"/>
    </style:style>
    <style:style style:name="T8" style:family="text">
      <style:text-properties fo:font-style="normal" officeooo:rsid="005936df" style:font-style-asian="normal" style:font-style-complex="normal"/>
    </style:style>
    <style:style style:name="T9" style:family="text">
      <style:text-properties fo:font-style="normal" officeooo:rsid="005a3950" style:font-style-asian="normal" style:font-style-complex="normal"/>
    </style:style>
    <style:style style:name="T10" style:family="text">
      <style:text-properties officeooo:rsid="003a4977"/>
    </style:style>
    <style:style style:name="T11" style:family="text">
      <style:text-properties officeooo:rsid="003dca57"/>
    </style:style>
    <style:style style:name="T12" style:family="text">
      <style:text-properties officeooo:rsid="004b757d"/>
    </style:style>
    <style:style style:name="T13" style:family="text">
      <style:text-properties officeooo:rsid="0050c76c"/>
    </style:style>
    <style:style style:name="T14" style:family="text">
      <style:text-properties officeooo:rsid="0051c8cd"/>
    </style:style>
    <style:style style:name="T15" style:family="text">
      <style:text-properties officeooo:rsid="00541cfa"/>
    </style:style>
    <style:style style:name="T16" style:family="text">
      <style:text-properties officeooo:rsid="0057e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Qt Preparation</text:p>
      <text:p text:style-name="P1"/>
      <text:p text:style-name="P2">Let's install Qt! <text:span text:style-name="T11">Perform the following steps to install or update Qt. </text:span><text:span text:style-name="T12">Your version of the installer may vary.</text:span></text:p>
      <text:p text:style-name="P1"/>
      <text:list text:style-name="L1">
        <text:list-item>
          <text:p text:style-name="P9">Download the online installer from <text:a xlink:type="simple" xlink:href="https://download.qt.io/official_releases/online_installers" text:style-name="Internet_20_link" text:visited-style-name="Visited_20_Internet_20_Link">https://download.qt.io/official_releases/online_installers</text:a>.</text:p>
        </text:list-item>
        <text:list-item>
          <text:p text:style-name="P9">Double-click on the installer application.</text:p>
        </text:list-item>
        <text:list-item>
          <text:p text:style-name="P9">Qt requires an account. An account may be created via the installer.</text:p>
        </text:list-item>
        <text:list-item>
          <text:p text:style-name="P9">After an account has been <text:span text:style-name="T10">created</text:span>, select the required components.</text:p>
        </text:list-item>
        <text:list-item>
          <text:p text:style-name="P9">Proceed to the <text:span text:style-name="T1">Select Components</text:span><text:span text:style-name="T2"> </text:span><text:span text:style-name="T3">page </text:span><text:span text:style-name="T2">via </text:span>A<text:span text:style-name="T1">dd or remove components</text:span><text:span text:style-name="T2">.</text:span></text:p>
        </text:list-item>
        <text:list-item>
          <text:p text:style-name="P10"><text:span text:style-name="T2">Qt </text:span><text:span text:style-name="T8">6</text:span><text:span text:style-name="T2">.</text:span><text:span text:style-name="T6">5 </text:span><text:span text:style-name="T8">LTS</text:span><text:span text:style-name="T2"> </text:span><text:span text:style-name="T9">or a new LTS </text:span><text:span text:style-name="T2">is </text:span><text:span text:style-name="T7">the desired version</text:span><text:span text:style-name="T2">. </text:span><text:span text:style-name="T4">Select the following components:</text:span></text:p>
          <text:list>
            <text:list-item>
              <text:p text:style-name="P11">MinGW</text:p>
            </text:list-item>
          </text:list>
        </text:list-item>
        <text:list-item>
          <text:p text:style-name="P10"><text:span text:style-name="T2">After the desired components are selected, proceed with the installation </text:span><text:span text:style-name="T5">of Qt.</text:span></text:p>
        </text:list-item>
        <text:list-item>
          <text:p text:style-name="P24"><text:span text:style-name="T5">D</text:span><text:span text:style-name="T2">one!</text:span></text:p>
        </text:list-item>
      </text:list>
      <text:p text:style-name="P5"/>
      <text:p text:style-name="P23">Building <text:span text:style-name="T13">BiblioteQ</text:span></text:p>
      <text:p text:style-name="P21"/>
      <text:list text:style-name="L2">
        <text:list-item>
          <text:p text:style-name="P12">Place the source directory of the <text:span text:style-name="T13">BiblioteQ</text:span> application onto the Windows desktop.</text:p>
        </text:list-item>
        <text:list-item>
          <text:p text:style-name="P12">Open a Qt DOS terminal.</text:p>
        </text:list-item>
        <text:list-item>
          <text:p text:style-name="P12">In the DOS terminal, proceed <text:span text:style-name="T13">to the main BiblioteQ </text:span>directory.</text:p>
        </text:list-item>
        <text:list-item>
          <text:p text:style-name="P13">Issue a qmake -o Makefile biblioteq.win.pro.</text:p>
        </text:list-item>
        <text:list-item>
          <text:p text:style-name="P14">At the prompt, issue mingw32-make.</text:p>
        </text:list-item>
        <text:list-item>
          <text:p text:style-name="P14">Wait until the application <text:span text:style-name="T13">is </text:span>generated.</text:p>
        </text:list-item>
        <text:list-item>
          <text:p text:style-name="P15">Issue a mingw32-make install.</text:p>
        </text:list-item>
        <text:list-item>
          <text:p text:style-name="P15">Wait until the various files are copied into the release folder.</text:p>
        </text:list-item>
        <text:list-item>
          <text:p text:style-name="P16">Issue a mingw32-make clean.</text:p>
        </text:list-item>
        <text:list-item>
          <text:p text:style-name="P22">Summary:</text:p>
          <text:p text:style-name="P22">&gt; qmake -o Makefile biblioteq.win.pro</text:p>
          <text:p text:style-name="P22">&gt; mingw32-make</text:p>
          <text:p text:style-name="P22">&gt; mingw32-make install</text:p>
        </text:list-item>
      </text:list>
      <text:p text:style-name="P6"/>
      <text:p text:style-name="P4">Preparing <text:span text:style-name="T14">BiblioteQ </text:span>Release</text:p>
      <text:p text:style-name="P7"/>
      <text:list text:style-name="L3">
        <text:list-item>
          <text:p text:style-name="P17">Open a Windows folder and proceed to the location of <text:span text:style-name="T14">BiblioteQ</text:span>.exe.</text:p>
        </text:list-item>
        <text:list-item>
          <text:p text:style-name="P18">Double-click on the <text:span text:style-name="T14">BiblioteQ</text:span>.exe file. If it launches, you're safe!</text:p>
        </text:list-item>
        <text:list-item>
          <text:p text:style-name="P19">Remove <text:span text:style-name="T15">all </text:span><text:span text:style-name="T14">temporary director</text:span><text:span text:style-name="T15">ies from the release folder </text:span><text:span text:style-name="T16">via mingw32-make clean.</text:span></text:p>
        </text:list-item>
        <text:list-item>
          <text:p text:style-name="P19">Copy the release folder onto the desktop.</text:p>
        </text:list-item>
        <text:list-item>
          <text:p text:style-name="P19">Rename the release folder on the desktop to <text:span text:style-name="T14">BiblioteQ</text:span>.</text:p>
        </text:list-item>
        <text:list-item>
          <text:p text:style-name="P20">Right-click on the <text:span text:style-name="T14">BiblioteQ</text:span> folder icon: Send to → Compressed (zipped) folder.</text:p>
        </text:list-item>
        <text:list-item>
          <text:p text:style-name="P20">Distribute the new bundle.</text:p>
        </text:list-item>
      </text:list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HK" svg:font-family="'AR PL UMing H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1T10:27:15.215454781</meta:creation-date>
    <dc:date>2024-05-22T20:59:09.837251885</dc:date>
    <meta:editing-duration>PT2H42M25S</meta:editing-duration>
    <meta:editing-cycles>58</meta:editing-cycles>
    <meta:generator>LibreOffice/24.2.2.2$Linux_X86_64 LibreOffice_project/420$Build-2</meta:generator>
    <meta:document-statistic meta:table-count="0" meta:image-count="0" meta:object-count="0" meta:page-count="1" meta:paragraph-count="33" meta:word-count="263" meta:character-count="1627" meta:non-whitespace-character-count="1423"/>
  </office:meta>
</office:document-meta>
</file>